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Text_20_body"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Footer">
      <style:text-properties fo:color="#cccccc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e6e6e6" fo:font-size="10.5pt" style:font-size-asian="10.5pt" style:font-size-complex="10.5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ébastien BARBIER</text:p>
      <text:p text:style-name="Standard">Jocelyn FACCHINI</text:p>
      <text:p text:style-name="Standard"/>
      <text:p text:style-name="Standard">GinkoTempo pour iPhone</text:p>
      <text:p text:style-name="Standard"/>
      <text:p text:style-name="Standard">Projet de Master1 informatique</text:p>
      <text:p text:style-name="Standard">Année : 2009-2010</text:p>
      <text:p text:style-name="Standard"/>
      <text:p text:style-name="Standard">Superviseurs :</text:p>
      <text:p text:style-name="Standard">Stéphane DEBRICON</text:p>
      <text:p text:style-name="Standard">Fabrice BOUQUET</text:p>
      <text:p text:style-name="Standard"/>
      <text:p text:style-name="Standard">Superviseur Ginko:</text:p>
      <text:p text:style-name="Standard">Laurent EON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7">Table des matières</text:p>
          </text:index-title>
          <text:p text:style-name="P5"><text:s/>1 Introduction<text:tab/>3</text:p>
          <text:p text:style-name="P5"><text:s/>2 Cahier des charges du projet.<text:tab/>4</text:p>
          <text:p text:style-name="P5"><text:s/>3 Les données<text:tab/>5</text:p>
          <text:p text:style-name="P4"><text:s/>3.1 Accès au Webservice<text:tab/>5</text:p>
          <text:p text:style-name="P4"><text:s/>3.2 Comment sont-elles manipulés ?<text:tab/>5</text:p>
          <text:p text:style-name="P5"><text:s/>4 Structure générale de l'application<text:tab/>6</text:p>
          <text:p text:style-name="P4"><text:s/>4.1 Interface utilisateur.<text:tab/>6</text:p>
          <text:p text:style-name="P4"><text:s/>4.2 Structure globale de l'application<text:tab/>6</text:p>
          <text:p text:style-name="P3"><text:s/>4.2.1 Base de l'application<text:tab/>6</text:p>
          <text:p text:style-name="P3"><text:s/>4.2.2 Schéma globale<text:tab/>6</text:p>
          <text:p text:style-name="P4"><text:s/>4.3 Structure des pages<text:tab/>6</text:p>
          <text:p text:style-name="P3"><text:s/>4.3.1 TableViewController<text:tab/>6</text:p>
          <text:p text:style-name="P3"><text:s/>4.3.2 Contrôleur des données.<text:tab/>6</text:p>
          <text:p text:style-name="P5"><text:s/>5 Techniques Spécifiques<text:tab/>7</text:p>
          <text:p text:style-name="P4"><text:s/>5.1 Les Threads<text:tab/>7</text:p>
          <text:p text:style-name="P4"><text:s/>5.2 Singleton de certaines vues et contrôleur<text:tab/>7</text:p>
          <text:p text:style-name="P4"><text:s/>5.3 Accès au GPS<text:tab/>7</text:p>
          <text:p text:style-name="P4"><text:s/>5.4 Utilisation des paramètres<text:tab/>7</text:p>
          <text:p text:style-name="P4"><text:s/>5.5 Utilisation des Pop-up et vibration<text:tab/>7</text:p>
          <text:p text:style-name="P5"><text:s/>6 What to do next ?<text:tab/>8</text:p>
          <text:p text:style-name="P5"><text:s/>7 Conclusion<text:tab/>9</text:p>
          <text:p text:style-name="P5"><text:s/>8 Sitographie<text:tab/>10</text:p>
          <text:p text:style-name="P5"><text:s/>9 Annexe (Page de présentation).<text:tab/>11</text:p>
        </text:index-body>
      </text:table-of-content>
      <text:p text:style-name="Standard"/>
      <text:h text:style-name="P8" text:outline-level="1">Introduction</text:h>
      <text:p text:style-name="Standard"/>
      <text:p text:style-name="Standard">Idée : Présentation globale du projet. On présente la situation, rapidement rappeler le contexte de l'iPhone.</text:p>
      <text:p text:style-name="Standard"/>
      <text:p text:style-name="P1">(ne pas expliquer Objective-C mais donner un lien vers document tuto). Ca paraît simple mais ça l'est clairement pas. (InterfaceBuilder) </text:p>
      <text:p text:style-name="P1"/>
      <text:p text:style-name="P1">(Jocelyn) (Sébastien)</text:p>
      <text:h text:style-name="P8" text:outline-level="1">Cahier des charges du projet.</text:h>
      <text:p text:style-name="Standard"/>
      <text:p text:style-name="Standard">On parle du cahier des charges : les cas d'utilisations que l'on a souhaiter mettre en oeuvre et des contraintes qu'il faut respecter.</text:p>
      <text:p text:style-name="Standard"/>
      <text:p text:style-name="P1">(Sébastien)</text:p>
      <text:h text:style-name="P8" text:outline-level="1">Les données</text:h>
      <text:h text:style-name="Heading_20_2" text:outline-level="2">Accès au Webservice</text:h>
      <text:p text:style-name="Standard">Jocelyn s'occupe de cette partie, cool j'ai pas à la faire.</text:p>
      <text:p text:style-name="Standard"/>
      <text:p text:style-name="P1"><text:s/>(Jocelyn)</text:p>
      <text:h text:style-name="Heading_20_2" text:outline-level="2">Comment sont-elles manipulés ?</text:h>
      <text:p text:style-name="Standard"/>
      <text:p text:style-name="P1"><text:s/>(Jocelyn)</text:p>
      <text:h text:style-name="P8" text:outline-level="1">Structure générale de l'application</text:h>
      <text:h text:style-name="Heading_20_2" text:outline-level="2">Interface utilisateur.</text:h>
      <text:p text:style-name="P2">(Sébastien)</text:p>
      <text:h text:style-name="Heading_20_2" text:outline-level="2">Structure globale de l'application</text:h>
      <text:p text:style-name="P2">(Jocelyn)</text:p>
      <text:h text:style-name="Heading_20_3" text:outline-level="3">Base de l'application</text:h>
      <text:p text:style-name="P2">(Jocelyn)</text:p>
      <text:h text:style-name="Heading_20_3" text:outline-level="3">Schéma globale</text:h>
      <text:p text:style-name="P2">(Jocelyn)</text:p>
      <text:h text:style-name="Heading_20_2" text:outline-level="2">Structure des pages</text:h>
      <text:p text:style-name="P2">(Jocelyn)(Sébastien) A définir selon le plan qui nous semble pertinant.</text:p>
      <text:h text:style-name="Heading_20_3" text:outline-level="3">TableViewController</text:h>
      <text:h text:style-name="Heading_20_3" text:outline-level="3">Contrôleur des données.</text:h>
      <text:h text:style-name="P8" text:outline-level="1">Techniques Spécifiques</text:h>
      <text:h text:style-name="Heading_20_2" text:outline-level="2">Les Threads</text:h>
      <text:p text:style-name="P2">(Sébastien)</text:p>
      <text:h text:style-name="Heading_20_2" text:outline-level="2">Singleton de certaines vues et contrôleur</text:h>
      <text:p text:style-name="P2">(Jocelyn)</text:p>
      <text:h text:style-name="Heading_20_2" text:outline-level="2">Accès au GPS</text:h>
      <text:p text:style-name="P2">(Sébastien)</text:p>
      <text:h text:style-name="Heading_20_2" text:outline-level="2">Utilisation des paramètres</text:h>
      <text:p text:style-name="P2">(Jocelyn)</text:p>
      <text:h text:style-name="Heading_20_2" text:outline-level="2">Utilisation des Pop-up et vibration</text:h>
      <text:p text:style-name="P2">(Sébastien)</text:p>
      <text:h text:style-name="P8" text:outline-level="1">What to do next ?</text:h>
      <text:p text:style-name="P2">(Sébastien)</text:p>
      <text:h text:style-name="P8" text:outline-level="1">Conclusion</text:h>
      <text:p text:style-name="P2">(Sébastien)</text:p>
      <text:h text:style-name="P8" text:outline-level="1">Sitographie</text:h>
      <text:h text:style-name="P8" text:outline-level="1">Annexe (Page de présentation)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/>
    </style:style>
    <style:style style:name="MT1" style:family="text">
      <style:text-properties fo:color="#e6e6e6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color="#0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apport technique – GinkoTempo pour iPhone</text:span><text:span text:style-name="MT2"><text:tab/></text:span><text:tab/><text:span text:style-name="MT3"><text:page-number text:select-page="current">11</text:page-number></text:span><text:span text:style-name="MT3"> / </text:span><text:span text:style-name="MT3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ébastien BARBIER</meta:initial-creator>
    <meta:creation-date>2010-05-12T19:20:46</meta:creation-date>
    <dc:date>2010-05-13T21:07:28</dc:date>
    <dc:creator>Sébastien BARBIER</dc:creator>
    <meta:editing-duration>PT17H54M28S</meta:editing-duration>
    <meta:editing-cycles>50</meta:editing-cycles>
    <meta:generator>OpenOffice.org/3.1$Unix OpenOffice.org_project/310m19$Build-9420</meta:generator>
    <meta:document-statistic meta:table-count="0" meta:image-count="0" meta:object-count="0" meta:page-count="11" meta:paragraph-count="78" meta:word-count="335" meta:character-count="2171"/>
  </office:meta>
</office:document-meta>
</file>